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draw:stroke-dash="Line_20_Style_20_9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P1" style:family="paragraph">
      <style:text-properties fo:font-size="12pt" fo:font-style="italic" style:font-size-asian="18pt" style:font-style-asian="italic" style:font-size-complex="18pt" style:font-style-complex="italic"/>
    </style:style>
    <style:style style:name="P2" style:family="paragraph">
      <loext:graphic-properties draw:fill="none" draw:fill-color="#ffffff"/>
      <style:text-properties fo:font-size="12pt" fo:font-style="italic" style:font-size-asian="18pt" style:font-style-asian="italic" style:font-size-complex="18pt" style:font-style-complex="italic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text-properties fo:font-size="12pt" fo:font-style="normal" style:font-size-asian="18pt" style:font-style-asian="normal" style:font-size-complex="18pt" style:font-style-complex="normal"/>
    </style:style>
    <style:style style:name="P6" style:family="paragraph">
      <loext:graphic-properties draw:fill="none" draw:fill-color="#ffffff"/>
      <style:text-properties fo:font-size="12pt" fo:font-style="normal" style:font-size-asian="18pt" style:font-style-asian="normal" style:font-size-complex="18pt" style:font-style-complex="normal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86cm" svg:height="0.721cm" svg:x="2.299cm" svg:y="16.684cm">
          <draw:text-box>
            <text:p text:style-name="P1"><text:span text:style-name="T1">_extras</text:span></text:p>
          </draw:text-box>
        </draw:frame>
        <draw:frame draw:style-name="gr2" draw:text-style-name="P4" draw:layer="layout" svg:width="2.217cm" svg:height="0.721cm" svg:x="2.297cm" svg:y="2.284cm">
          <draw:text-box>
            <text:p text:style-name="P3">index.md</text:p>
          </draw:text-box>
        </draw:frame>
        <draw:frame draw:style-name="gr2" draw:text-style-name="P4" draw:layer="layout" svg:width="2.991cm" svg:height="0.721cm" svg:x="2.297cm" svg:y="3.884cm">
          <draw:text-box>
            <text:p text:style-name="P3">reference.md</text:p>
          </draw:text-box>
        </draw:frame>
        <draw:frame draw:style-name="gr2" draw:text-style-name="P4" draw:layer="layout" svg:width="2.242cm" svg:height="0.721cm" svg:x="2.297cm" svg:y="5.484cm">
          <draw:text-box>
            <text:p text:style-name="P3">setup.md</text:p>
          </draw:text-box>
        </draw:frame>
        <draw:frame draw:style-name="gr2" draw:text-style-name="P4" draw:layer="layout" svg:width="3.275cm" svg:height="0.721cm" svg:x="2.297cm" svg:y="7.084cm">
          <draw:text-box>
            <text:p text:style-name="P3">CONDUCT.md</text:p>
          </draw:text-box>
        </draw:frame>
        <draw:frame draw:style-name="gr2" draw:text-style-name="P4" draw:layer="layout" svg:width="3.017cm" svg:height="0.721cm" svg:x="2.298cm" svg:y="8.684cm">
          <draw:text-box>
            <text:p text:style-name="P3">LICENSE.md</text:p>
          </draw:text-box>
        </draw:frame>
        <draw:frame draw:style-name="gr1" draw:text-style-name="P2" draw:layer="layout" svg:width="2.428cm" svg:height="0.721cm" svg:x="2.298cm" svg:y="10.284cm">
          <draw:text-box>
            <text:p text:style-name="P1"><text:span text:style-name="T1">_episodes</text:span></text:p>
          </draw:text-box>
        </draw:frame>
        <draw:frame draw:style-name="gr3" draw:text-style-name="P6" draw:layer="layout" svg:width="3.063cm" svg:height="0.721cm" svg:x="3.099cm" svg:y="11.884cm">
          <draw:text-box>
            <text:p text:style-name="P5"><text:span text:style-name="T2">01-tooling.md</text:span></text:p>
          </draw:text-box>
        </draw:frame>
        <draw:frame draw:style-name="gr3" draw:text-style-name="P6" draw:layer="layout" svg:width="3.698cm" svg:height="0.721cm" svg:x="3.099cm" svg:y="13.484cm">
          <draw:text-box>
            <text:p text:style-name="P5"><text:span text:style-name="T2">02-formatting.md</text:span></text:p>
          </draw:text-box>
        </draw:frame>
        <draw:frame draw:style-name="gr3" draw:text-style-name="P6" draw:layer="layout" svg:width="4.122cm" svg:height="0.721cm" svg:x="3.099cm" svg:y="15.084cm">
          <draw:text-box>
            <text:p text:style-name="P5"><text:span text:style-name="T2">03-organization.md</text:span></text:p>
          </draw:text-box>
        </draw:frame>
        <draw:frame draw:style-name="gr4" draw:text-style-name="P6" draw:layer="layout" svg:width="3.182cm" svg:height="0.721cm" svg:x="3.1cm" svg:y="18.284cm">
          <draw:text-box>
            <text:p text:style-name="P5"><text:span text:style-name="T2">discussion.md</text:span></text:p>
          </draw:text-box>
        </draw:frame>
        <draw:frame draw:style-name="gr4" draw:text-style-name="P6" draw:layer="layout" svg:width="2.242cm" svg:height="0.721cm" svg:x="3.1cm" svg:y="19.884cm">
          <draw:text-box>
            <text:p text:style-name="P5"><text:span text:style-name="T2">guide.md</text:span></text:p>
          </draw:text-box>
        </draw:frame>
        <draw:line draw:style-name="gr5" draw:text-style-name="P7" draw:layer="layout" svg:x1="2.308cm" svg:y1="10.999cm" svg:x2="2.323cm" svg:y2="15.494cm">
          <text:p/>
        </draw:line>
        <draw:line draw:style-name="gr5" draw:text-style-name="P7" draw:layer="layout" svg:x1="3.102cm" svg:y1="15.509cm" svg:x2="2.323cm" svg:y2="15.509cm">
          <text:p/>
        </draw:line>
        <draw:line draw:style-name="gr5" draw:text-style-name="P7" draw:layer="layout" svg:x1="3.103cm" svg:y1="13.909cm" svg:x2="2.324cm" svg:y2="13.909cm">
          <text:p/>
        </draw:line>
        <draw:line draw:style-name="gr5" draw:text-style-name="P7" draw:layer="layout" svg:x1="3.104cm" svg:y1="12.309cm" svg:x2="2.325cm" svg:y2="12.309cm">
          <text:p/>
        </draw:line>
        <draw:line draw:style-name="gr5" draw:text-style-name="P7" draw:layer="layout" svg:x1="3.105cm" svg:y1="18.709cm" svg:x2="2.326cm" svg:y2="18.709cm">
          <text:p/>
        </draw:line>
        <draw:line draw:style-name="gr5" draw:text-style-name="P7" draw:layer="layout" svg:x1="3.106cm" svg:y1="20.309cm" svg:x2="2.327cm" svg:y2="20.309cm">
          <text:p/>
        </draw:line>
        <draw:line draw:style-name="gr5" draw:text-style-name="P7" draw:layer="layout" svg:x1="2.309cm" svg:y1="17.4cm" svg:x2="2.308cm" svg:y2="20.32cm">
          <text:p/>
        </draw:line>
        <draw:line draw:style-name="gr5" draw:text-style-name="P7" draw:layer="layout" svg:x1="2.305cm" svg:y1="10.709cm" svg:x2="1.526cm" svg:y2="10.709cm">
          <text:p/>
        </draw:line>
        <draw:line draw:style-name="gr5" draw:text-style-name="P7" draw:layer="layout" svg:x1="2.306cm" svg:y1="17.109cm" svg:x2="1.527cm" svg:y2="17.109cm">
          <text:p/>
        </draw:line>
        <draw:line draw:style-name="gr5" draw:text-style-name="P7" draw:layer="layout" svg:x1="2.307cm" svg:y1="9.109cm" svg:x2="1.528cm" svg:y2="9.109cm">
          <text:p/>
        </draw:line>
        <draw:line draw:style-name="gr5" draw:text-style-name="P7" draw:layer="layout" svg:x1="2.308cm" svg:y1="7.509cm" svg:x2="1.529cm" svg:y2="7.509cm">
          <text:p/>
        </draw:line>
        <draw:line draw:style-name="gr5" draw:text-style-name="P7" draw:layer="layout" svg:x1="2.309cm" svg:y1="5.909cm" svg:x2="1.53cm" svg:y2="5.909cm">
          <text:p/>
        </draw:line>
        <draw:line draw:style-name="gr5" draw:text-style-name="P7" draw:layer="layout" svg:x1="2.31cm" svg:y1="4.309cm" svg:x2="1.531cm" svg:y2="4.309cm">
          <text:p/>
        </draw:line>
        <draw:line draw:style-name="gr5" draw:text-style-name="P7" draw:layer="layout" svg:x1="2.311cm" svg:y1="2.709cm" svg:x2="1.532cm" svg:y2="2.709cm">
          <text:p/>
        </draw:line>
        <draw:line draw:style-name="gr5" draw:text-style-name="P7" draw:layer="layout" svg:x1="1.509cm" svg:y1="1.8cm" svg:x2="1.506cm" svg:y2="25.107cm">
          <text:p/>
        </draw:line>
        <draw:frame draw:style-name="gr2" draw:text-style-name="P4" draw:layer="layout" svg:width="2.428cm" svg:height="0.721cm" svg:x="11.697cm" svg:y="2.285cm">
          <draw:text-box>
            <text:p text:style-name="P3">index.html</text:p>
          </draw:text-box>
        </draw:frame>
        <draw:frame draw:style-name="gr6" draw:text-style-name="P2" draw:layer="layout" svg:width="2.288cm" svg:height="0.721cm" svg:x="11.697cm" svg:y="3.885cm">
          <draw:text-box>
            <text:p text:style-name="P1"><text:span text:style-name="T1">reference</text:span></text:p>
          </draw:text-box>
        </draw:frame>
        <draw:frame draw:style-name="gr1" draw:text-style-name="P2" draw:layer="layout" svg:width="2.356cm" svg:height="0.721cm" svg:x="11.698cm" svg:y="10.285cm">
          <draw:text-box>
            <text:p text:style-name="P1"><text:span text:style-name="T1">01-tooling</text:span></text:p>
          </draw:text-box>
        </draw:frame>
        <draw:line draw:style-name="gr5" draw:text-style-name="P7" draw:layer="layout" svg:x1="11.705cm" svg:y1="10.71cm" svg:x2="10.926cm" svg:y2="10.71cm">
          <text:p/>
        </draw:line>
        <draw:line draw:style-name="gr5" draw:text-style-name="P7" draw:layer="layout" svg:x1="11.707cm" svg:y1="9.11cm" svg:x2="10.928cm" svg:y2="9.11cm">
          <text:p/>
        </draw:line>
        <draw:line draw:style-name="gr5" draw:text-style-name="P7" draw:layer="layout" svg:x1="11.708cm" svg:y1="7.51cm" svg:x2="10.929cm" svg:y2="7.51cm">
          <text:p/>
        </draw:line>
        <draw:line draw:style-name="gr5" draw:text-style-name="P7" draw:layer="layout" svg:x1="11.709cm" svg:y1="5.91cm" svg:x2="10.93cm" svg:y2="5.91cm">
          <text:p/>
        </draw:line>
        <draw:line draw:style-name="gr5" draw:text-style-name="P7" draw:layer="layout" svg:x1="11.71cm" svg:y1="4.31cm" svg:x2="10.931cm" svg:y2="4.31cm">
          <text:p/>
        </draw:line>
        <draw:line draw:style-name="gr5" draw:text-style-name="P7" draw:layer="layout" svg:x1="11.711cm" svg:y1="2.71cm" svg:x2="10.932cm" svg:y2="2.71cm">
          <text:p/>
        </draw:line>
        <draw:line draw:style-name="gr5" draw:text-style-name="P7" draw:layer="layout" svg:x1="10.909cm" svg:y1="1.801cm" svg:x2="10.924cm" svg:y2="18.656cm">
          <text:p/>
        </draw:line>
        <draw:frame draw:style-name="gr2" draw:text-style-name="P4" draw:layer="layout" svg:width="2.428cm" svg:height="0.721cm" svg:x="14.897cm" svg:y="3.886cm">
          <draw:text-box>
            <text:p text:style-name="P3">index.html</text:p>
          </draw:text-box>
        </draw:frame>
        <draw:line draw:style-name="gr5" draw:text-style-name="P7" draw:layer="layout" svg:x1="14.91cm" svg:y1="4.311cm" svg:x2="14.131cm" svg:y2="4.311cm">
          <text:p/>
        </draw:line>
        <draw:frame draw:style-name="gr6" draw:text-style-name="P2" draw:layer="layout" svg:width="1.535cm" svg:height="0.721cm" svg:x="11.697cm" svg:y="5.485cm">
          <draw:text-box>
            <text:p text:style-name="P1"><text:span text:style-name="T1">setup</text:span></text:p>
          </draw:text-box>
        </draw:frame>
        <draw:frame draw:style-name="gr2" draw:text-style-name="P4" draw:layer="layout" svg:width="2.428cm" svg:height="0.721cm" svg:x="13.997cm" svg:y="5.486cm">
          <draw:text-box>
            <text:p text:style-name="P3">index.html</text:p>
          </draw:text-box>
        </draw:frame>
        <draw:line draw:style-name="gr5" draw:text-style-name="P7" draw:layer="layout" svg:x1="14.01cm" svg:y1="5.911cm" svg:x2="13.231cm" svg:y2="5.911cm">
          <text:p/>
        </draw:line>
        <draw:frame draw:style-name="gr6" draw:text-style-name="P2" draw:layer="layout" svg:width="1.979cm" svg:height="0.721cm" svg:x="11.697cm" svg:y="7.085cm">
          <draw:text-box>
            <text:p text:style-name="P1"><text:span text:style-name="T1">conduct</text:span></text:p>
          </draw:text-box>
        </draw:frame>
        <draw:frame draw:style-name="gr2" draw:text-style-name="P4" draw:layer="layout" svg:width="2.428cm" svg:height="0.721cm" svg:x="14.397cm" svg:y="7.086cm">
          <draw:text-box>
            <text:p text:style-name="P3">index.html</text:p>
          </draw:text-box>
        </draw:frame>
        <draw:line draw:style-name="gr5" draw:text-style-name="P7" draw:layer="layout" svg:x1="14.41cm" svg:y1="7.511cm" svg:x2="13.631cm" svg:y2="7.511cm">
          <text:p/>
        </draw:line>
        <draw:frame draw:style-name="gr6" draw:text-style-name="P2" draw:layer="layout" svg:width="1.819cm" svg:height="0.721cm" svg:x="11.697cm" svg:y="8.685cm">
          <draw:text-box>
            <text:p text:style-name="P1"><text:span text:style-name="T1">license</text:span></text:p>
          </draw:text-box>
        </draw:frame>
        <draw:frame draw:style-name="gr2" draw:text-style-name="P4" draw:layer="layout" svg:width="2.428cm" svg:height="0.721cm" svg:x="14.297cm" svg:y="8.686cm">
          <draw:text-box>
            <text:p text:style-name="P3">index.html</text:p>
          </draw:text-box>
        </draw:frame>
        <draw:line draw:style-name="gr5" draw:text-style-name="P7" draw:layer="layout" svg:x1="14.31cm" svg:y1="9.111cm" svg:x2="13.531cm" svg:y2="9.111cm">
          <text:p/>
        </draw:line>
        <draw:frame draw:style-name="gr2" draw:text-style-name="P4" draw:layer="layout" svg:width="2.428cm" svg:height="0.721cm" svg:x="14.797cm" svg:y="10.287cm">
          <draw:text-box>
            <text:p text:style-name="P3">index.html</text:p>
          </draw:text-box>
        </draw:frame>
        <draw:line draw:style-name="gr5" draw:text-style-name="P7" draw:layer="layout" svg:x1="14.81cm" svg:y1="10.712cm" svg:x2="14.031cm" svg:y2="10.712cm">
          <text:p/>
        </draw:line>
        <draw:frame draw:style-name="gr1" draw:text-style-name="P2" draw:layer="layout" svg:width="2.991cm" svg:height="0.721cm" svg:x="11.699cm" svg:y="11.886cm">
          <draw:text-box>
            <text:p text:style-name="P1"><text:span text:style-name="T1">02-formatting</text:span></text:p>
          </draw:text-box>
        </draw:frame>
        <draw:line draw:style-name="gr5" draw:text-style-name="P7" draw:layer="layout" svg:x1="11.706cm" svg:y1="12.311cm" svg:x2="10.927cm" svg:y2="12.311cm">
          <text:p/>
        </draw:line>
        <draw:frame draw:style-name="gr2" draw:text-style-name="P4" draw:layer="layout" svg:width="2.428cm" svg:height="0.721cm" svg:x="15.498cm" svg:y="11.888cm">
          <draw:text-box>
            <text:p text:style-name="P3">index.html</text:p>
          </draw:text-box>
        </draw:frame>
        <draw:line draw:style-name="gr5" draw:text-style-name="P7" draw:layer="layout" svg:x1="15.511cm" svg:y1="12.313cm" svg:x2="14.732cm" svg:y2="12.313cm">
          <text:p/>
        </draw:line>
        <draw:frame draw:style-name="gr1" draw:text-style-name="P2" draw:layer="layout" svg:width="3.415cm" svg:height="0.721cm" svg:x="11.7cm" svg:y="13.487cm">
          <draw:text-box>
            <text:p text:style-name="P1"><text:span text:style-name="T1">03-organization</text:span></text:p>
          </draw:text-box>
        </draw:frame>
        <draw:line draw:style-name="gr5" draw:text-style-name="P7" draw:layer="layout" svg:x1="11.707cm" svg:y1="13.912cm" svg:x2="10.928cm" svg:y2="13.912cm">
          <text:p/>
        </draw:line>
        <draw:frame draw:style-name="gr2" draw:text-style-name="P4" draw:layer="layout" svg:width="2.428cm" svg:height="0.721cm" svg:x="15.899cm" svg:y="13.489cm">
          <draw:text-box>
            <text:p text:style-name="P3">index.html</text:p>
          </draw:text-box>
        </draw:frame>
        <draw:line draw:style-name="gr5" draw:text-style-name="P7" draw:layer="layout" svg:x1="15.912cm" svg:y1="13.914cm" svg:x2="15.133cm" svg:y2="13.914cm">
          <text:p/>
        </draw:line>
        <draw:frame draw:style-name="gr1" draw:text-style-name="P2" draw:layer="layout" svg:width="2.475cm" svg:height="0.721cm" svg:x="11.701cm" svg:y="15.088cm">
          <draw:text-box>
            <text:p text:style-name="P1"><text:span text:style-name="T1">discussion</text:span></text:p>
          </draw:text-box>
        </draw:frame>
        <draw:line draw:style-name="gr5" draw:text-style-name="P7" draw:layer="layout" svg:x1="11.708cm" svg:y1="15.513cm" svg:x2="10.929cm" svg:y2="15.513cm">
          <text:p/>
        </draw:line>
        <draw:frame draw:style-name="gr2" draw:text-style-name="P4" draw:layer="layout" svg:width="2.428cm" svg:height="0.721cm" svg:x="14.9cm" svg:y="15.09cm">
          <draw:text-box>
            <text:p text:style-name="P3">index.html</text:p>
          </draw:text-box>
        </draw:frame>
        <draw:line draw:style-name="gr5" draw:text-style-name="P7" draw:layer="layout" svg:x1="14.913cm" svg:y1="15.515cm" svg:x2="14.134cm" svg:y2="15.515cm">
          <text:p/>
        </draw:line>
        <draw:frame draw:style-name="gr1" draw:text-style-name="P2" draw:layer="layout" svg:width="1.535cm" svg:height="0.721cm" svg:x="11.702cm" svg:y="16.689cm">
          <draw:text-box>
            <text:p text:style-name="P1"><text:span text:style-name="T1">guide</text:span></text:p>
          </draw:text-box>
        </draw:frame>
        <draw:line draw:style-name="gr5" draw:text-style-name="P7" draw:layer="layout" svg:x1="11.709cm" svg:y1="17.114cm" svg:x2="10.93cm" svg:y2="17.114cm">
          <text:p/>
        </draw:line>
        <draw:frame draw:style-name="gr2" draw:text-style-name="P4" draw:layer="layout" svg:width="2.428cm" svg:height="0.721cm" svg:x="14.001cm" svg:y="16.691cm">
          <draw:text-box>
            <text:p text:style-name="P3">index.html</text:p>
          </draw:text-box>
        </draw:frame>
        <draw:line draw:style-name="gr5" draw:text-style-name="P7" draw:layer="layout" svg:x1="14.014cm" svg:y1="17.116cm" svg:x2="13.235cm" svg:y2="17.116cm">
          <text:p/>
        </draw:line>
        <draw:frame draw:style-name="gr1" draw:text-style-name="P2" draw:layer="layout" svg:width="1.721cm" svg:height="0.721cm" svg:x="2.299cm" svg:y="21.485cm">
          <draw:text-box>
            <text:p text:style-name="P1"><text:span text:style-name="T1">assets</text:span></text:p>
          </draw:text-box>
        </draw:frame>
        <draw:line draw:style-name="gr5" draw:text-style-name="P7" draw:layer="layout" svg:x1="2.306cm" svg:y1="21.91cm" svg:x2="1.527cm" svg:y2="21.91cm">
          <text:p/>
        </draw:line>
        <draw:frame draw:style-name="gr1" draw:text-style-name="P2" draw:layer="layout" svg:width="2.077cm" svg:height="0.721cm" svg:x="2.3cm" svg:y="23.086cm">
          <draw:text-box>
            <text:p text:style-name="P1"><text:span text:style-name="T1">_layouts</text:span></text:p>
          </draw:text-box>
        </draw:frame>
        <draw:line draw:style-name="gr5" draw:text-style-name="P7" draw:layer="layout" svg:x1="2.307cm" svg:y1="23.511cm" svg:x2="1.528cm" svg:y2="23.511cm">
          <text:p/>
        </draw:line>
        <draw:frame draw:style-name="gr1" draw:text-style-name="P2" draw:layer="layout" svg:width="2.288cm" svg:height="0.721cm" svg:x="2.301cm" svg:y="24.687cm">
          <draw:text-box>
            <text:p text:style-name="P1"><text:span text:style-name="T1">_includes</text:span></text:p>
          </draw:text-box>
        </draw:frame>
        <draw:line draw:style-name="gr5" draw:text-style-name="P7" draw:layer="layout" svg:x1="2.308cm" svg:y1="25.112cm" svg:x2="1.529cm" svg:y2="25.112cm">
          <text:p/>
        </draw:line>
        <draw:frame draw:style-name="gr1" draw:text-style-name="P2" draw:layer="layout" svg:width="1.721cm" svg:height="0.721cm" svg:x="11.718cm" svg:y="18.253cm">
          <draw:text-box>
            <text:p text:style-name="P1"><text:span text:style-name="T1">assets</text:span></text:p>
          </draw:text-box>
        </draw:frame>
        <draw:line draw:style-name="gr5" draw:text-style-name="P7" draw:layer="layout" svg:x1="11.725cm" svg:y1="18.678cm" svg:x2="10.946cm" svg:y2="18.678cm">
          <text:p/>
        </draw:line>
        <draw:frame draw:style-name="gr1" draw:text-style-name="P2" draw:layer="layout" svg:width="0.853cm" svg:height="0.721cm" svg:x="4.8cm" svg:y="21.486cm">
          <draw:text-box>
            <text:p text:style-name="P1"><text:span text:style-name="T1">...</text:span></text:p>
          </draw:text-box>
        </draw:frame>
        <draw:line draw:style-name="gr5" draw:text-style-name="P7" draw:layer="layout" svg:x1="4.807cm" svg:y1="21.911cm" svg:x2="4.028cm" svg:y2="21.911cm">
          <text:p/>
        </draw:line>
        <draw:frame draw:style-name="gr1" draw:text-style-name="P2" draw:layer="layout" svg:width="0.853cm" svg:height="0.721cm" svg:x="14.219cm" svg:y="18.254cm">
          <draw:text-box>
            <text:p text:style-name="P1"><text:span text:style-name="T1">...</text:span></text:p>
          </draw:text-box>
        </draw:frame>
        <draw:line draw:style-name="gr5" draw:text-style-name="P7" draw:layer="layout" svg:x1="14.226cm" svg:y1="18.679cm" svg:x2="13.447cm" svg:y2="18.679cm">
          <text:p/>
        </draw:line>
        <draw:path draw:style-name="gr7" draw:text-style-name="P7" draw:layer="layout" svg:width="4.397cm" svg:height="1.301cm" draw:transform="rotate (0.632856386773144) translate (6.4489999961378cm 12.2729999947346cm)" svg:viewBox="0 0 4398 1302" svg:d="M0 0c2509 0 4398 1302 4398 1302">
          <text:p/>
        </draw:path>
        <draw:path draw:style-name="gr7" draw:text-style-name="P7" draw:layer="layout" svg:width="3.992cm" svg:height="1.224cm" draw:transform="skewX (0.150272848596712) rotate (0.709476340935695) translate (7.07799999531873cm 13.93599999252cm)" svg:viewBox="0 0 3993 1225" svg:d="M0 0c2278 0 3993 1225 3993 1225">
          <text:p/>
        </draw:path>
        <draw:path draw:style-name="gr7" draw:text-style-name="P7" draw:layer="layout" svg:width="3.72cm" svg:height="1.154cm" draw:transform="skewX (0.272271363311115) rotate (0.774402589109884) translate (7.528cm 15.502cm)" svg:viewBox="0 0 3721 1155" svg:d="M0 0c2122 0 3721 1155 3721 1155">
          <text:p/>
        </draw:path>
        <draw:path draw:style-name="gr7" draw:text-style-name="P7" draw:layer="layout" svg:width="6.032cm" svg:height="1.771cm" draw:transform="skewX (0.583638101866904) rotate (0.950331777710912) translate (6.496cm 18.477cm)" svg:viewBox="0 0 6033 1772" svg:d="M0 0c3441 0 6033 1772 6033 1772">
          <text:p/>
        </draw:path>
        <draw:path draw:style-name="gr7" draw:text-style-name="P7" draw:layer="layout" svg:width="6.666cm" svg:height="2.039cm" draw:transform="skewX (0.44331363000656) rotate (0.869523033343575) translate (5.52999999891252cm 20.1619999976049cm)" svg:viewBox="0 0 6667 2040" svg:d="M0 0c3803 0 6667 2040 6667 2040">
          <text:p/>
        </draw:path>
        <draw:path draw:style-name="gr7" draw:text-style-name="P7" draw:layer="layout" svg:width="6.754cm" svg:height="2.018cm" draw:transform="skewX (0.53546701451186) rotate (0.922406509679003) translate (5.8cm 21.804cm)" svg:viewBox="0 0 6755 2019" svg:d="M0 0c3854 0 6755 2019 6755 2019">
          <text:p/>
        </draw:path>
        <draw:line draw:style-name="gr7" draw:text-style-name="P7" draw:layer="layout" svg:x1="4.743cm" svg:y1="2.653cm" svg:x2="10.654cm" svg:y2="2.653cm">
          <text:p/>
        </draw:line>
        <draw:line draw:style-name="gr7" draw:text-style-name="P7" draw:layer="layout" svg:x1="5.394cm" svg:y1="4.271cm" svg:x2="10.654cm" svg:y2="4.253cm">
          <text:p/>
        </draw:line>
        <draw:line draw:style-name="gr7" draw:text-style-name="P7" draw:layer="layout" svg:x1="4.63cm" svg:y1="5.867cm" svg:x2="10.654cm" svg:y2="5.846cm">
          <text:p/>
        </draw:line>
        <draw:line draw:style-name="gr7" draw:text-style-name="P7" draw:layer="layout" svg:x1="5.664cm" svg:y1="7.463cm" svg:x2="10.654cm" svg:y2="7.438cm">
          <text:p/>
        </draw:line>
        <draw:line draw:style-name="gr7" draw:text-style-name="P7" draw:layer="layout" svg:x1="5.417cm" svg:y1="9.126cm" svg:x2="10.654cm" svg:y2="9.1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1T14:13:25.034377000</meta:creation-date>
    <dc:date>2016-05-01T14:41:22.622543000</dc:date>
    <meta:editing-duration>PT27M57S</meta:editing-duration>
    <meta:editing-cycles>4</meta:editing-cycles>
    <meta:generator>LibreOffice/4.4.2.2$MacOSX_X86_64 LibreOffice_project/c4c7d32d0d49397cad38d62472b0bc8acff48dd6</meta:generator>
    <meta:document-statistic meta:object-count="89"/>
  </office:meta>
</office:document-meta>
</file>